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866" officeooo:paragraph-rsid="00159e4b"/>
    </style:style>
    <style:style style:name="P2" style:family="paragraph" style:parent-style-name="Standard">
      <style:text-properties fo:font-weight="bold" officeooo:rsid="000c9866" officeooo:paragraph-rsid="00159e4b" style:font-weight-asian="bold" style:font-weight-complex="bold"/>
    </style:style>
    <style:style style:name="P3" style:family="paragraph" style:parent-style-name="Standard">
      <style:text-properties fo:color="#800000" style:font-name="aRIAL" fo:font-size="12pt" officeooo:rsid="000da7a2" officeooo:paragraph-rsid="00159e4b" style:font-size-asian="12pt" style:font-size-complex="12pt"/>
    </style:style>
    <style:style style:name="P4" style:family="paragraph" style:parent-style-name="Standard">
      <style:text-properties fo:color="#800000" style:font-name="aRIAL" fo:font-size="12pt" officeooo:rsid="00177a93" officeooo:paragraph-rsid="00177a93" style:font-size-asian="12pt" style:font-size-complex="12pt"/>
    </style:style>
    <style:style style:name="P5" style:family="paragraph" style:parent-style-name="Standard">
      <style:text-properties style:font-name="aRIAL" fo:font-size="12pt" officeooo:rsid="000c9866" officeooo:paragraph-rsid="00159e4b" style:font-size-asian="12pt" style:font-size-complex="12pt"/>
    </style:style>
    <style:style style:name="P6" style:family="paragraph" style:parent-style-name="Standard">
      <style:text-properties style:font-name="aRIAL" fo:font-size="12pt" officeooo:rsid="00177a93" officeooo:paragraph-rsid="00177a93" style:font-size-asian="12pt" style:font-size-complex="12pt"/>
    </style:style>
    <style:style style:name="P7" style:family="paragraph" style:parent-style-name="Text_20_body">
      <style:text-properties style:font-name="aRIAL" fo:font-size="12pt" officeooo:rsid="00132252" officeooo:paragraph-rsid="00159e4b" style:font-size-asian="12pt" style:font-size-complex="12pt"/>
    </style:style>
    <style:style style:name="P8" style:family="paragraph" style:parent-style-name="Text_20_body">
      <style:text-properties style:font-name="aRIAL" fo:font-size="12pt" officeooo:rsid="00132252" officeooo:paragraph-rsid="00168684" style:font-size-asian="12pt" style:font-size-complex="12pt"/>
    </style:style>
    <style:style style:name="P9" style:family="paragraph" style:parent-style-name="Text_20_body">
      <style:text-properties style:font-name="aRIAL" fo:font-size="12pt" officeooo:rsid="000e4095" officeooo:paragraph-rsid="00159e4b" style:font-size-asian="12pt" style:font-size-complex="12pt"/>
    </style:style>
    <style:style style:name="P10" style:family="paragraph" style:parent-style-name="Text_20_body">
      <style:text-properties style:font-name="aRIAL" fo:font-size="12pt" officeooo:rsid="00116a8f" officeooo:paragraph-rsid="00159e4b" style:font-size-asian="12pt" style:font-size-complex="12pt"/>
    </style:style>
    <style:style style:name="P11" style:family="paragraph" style:parent-style-name="Text_20_body">
      <style:text-properties style:font-name="aRIAL" fo:font-size="12pt" officeooo:rsid="0011d594" officeooo:paragraph-rsid="00159e4b" style:font-size-asian="12pt" style:font-size-complex="12pt"/>
    </style:style>
    <style:style style:name="P12" style:family="paragraph" style:parent-style-name="Text_20_body">
      <style:text-properties style:font-name="aRIAL" fo:font-size="12pt" officeooo:rsid="001389b9" officeooo:paragraph-rsid="00159e4b" style:font-size-asian="12pt" style:font-size-complex="12pt"/>
    </style:style>
    <style:style style:name="P13" style:family="paragraph" style:parent-style-name="Text_20_body">
      <style:text-properties style:font-name="aRIAL" fo:font-size="12pt" officeooo:rsid="00159e4b" officeooo:paragraph-rsid="00159e4b" style:font-size-asian="12pt" style:font-size-complex="12pt"/>
    </style:style>
    <style:style style:name="P14" style:family="paragraph" style:parent-style-name="Text_20_body">
      <style:text-properties style:font-name="aRIAL" fo:font-size="12pt" officeooo:rsid="00159e4b" officeooo:paragraph-rsid="00168684" style:font-size-asian="12pt" style:font-size-complex="12pt"/>
    </style:style>
    <style:style style:name="P15" style:family="paragraph" style:parent-style-name="Text_20_body">
      <style:text-properties style:font-name="aRIAL" fo:font-size="12pt" officeooo:rsid="00168684" officeooo:paragraph-rsid="00168684" style:font-size-asian="12pt" style:font-size-complex="12pt"/>
    </style:style>
    <style:style style:name="P16" style:family="paragraph" style:parent-style-name="Text_20_body">
      <style:text-properties style:font-name="aRIAL" fo:font-size="12pt" officeooo:paragraph-rsid="00168684" style:font-size-asian="12pt" style:font-size-complex="12pt"/>
    </style:style>
    <style:style style:name="P17" style:family="paragraph" style:parent-style-name="Text_20_body">
      <style:text-properties style:font-name="aRIAL" fo:font-size="12pt" officeooo:rsid="00177a93" officeooo:paragraph-rsid="00177a93" style:font-size-asian="12pt" style:font-size-complex="12pt"/>
    </style:style>
    <style:style style:name="P18" style:family="paragraph" style:parent-style-name="Heading">
      <style:text-properties officeooo:rsid="00134d2a" officeooo:paragraph-rsid="00159e4b"/>
    </style:style>
    <style:style style:name="P19" style:family="paragraph" style:parent-style-name="Heading">
      <style:text-properties officeooo:paragraph-rsid="00159e4b"/>
    </style:style>
    <style:style style:name="P20" style:family="paragraph" style:parent-style-name="Heading">
      <style:text-properties style:font-name="aRIAL" fo:font-size="12pt" officeooo:rsid="00134d2a" officeooo:paragraph-rsid="00159e4b" style:font-size-asian="12pt" style:font-size-complex="12pt"/>
    </style:style>
    <style:style style:name="P21" style:family="paragraph" style:parent-style-name="Heading">
      <style:text-properties style:font-name="aRIAL" fo:font-size="12pt" officeooo:rsid="00159e4b" officeooo:paragraph-rsid="00159e4b" style:font-size-asian="12pt" style:font-size-complex="12pt"/>
    </style:style>
    <style:style style:name="P22" style:family="paragraph" style:parent-style-name="Title">
      <style:paragraph-properties fo:text-align="end" style:justify-single-word="false"/>
      <style:text-properties fo:color="#ed1c24" officeooo:paragraph-rsid="00159e4b" fo:background-color="transparent"/>
    </style:style>
    <style:style style:name="P23" style:family="paragraph" style:parent-style-name="Heading_20_1">
      <style:text-properties fo:color="#800000" officeooo:rsid="00159e4b" officeooo:paragraph-rsid="00159e4b"/>
    </style:style>
    <style:style style:name="P24" style:family="paragraph" style:parent-style-name="Heading_20_1">
      <style:text-properties officeooo:paragraph-rsid="00159e4b"/>
    </style:style>
    <style:style style:name="P25" style:family="paragraph" style:parent-style-name="Heading_20_1">
      <style:text-properties officeooo:rsid="00159e4b" officeooo:paragraph-rsid="00159e4b"/>
    </style:style>
    <style:style style:name="T1" style:family="text">
      <style:text-properties officeooo:rsid="001389b9"/>
    </style:style>
    <style:style style:name="T2" style:family="text">
      <style:text-properties officeooo:rsid="00142aeb"/>
    </style:style>
    <style:style style:name="T3" style:family="text">
      <style:text-properties fo:color="#800000"/>
    </style:style>
    <style:style style:name="T4" style:family="text">
      <style:text-properties fo:color="#800000" officeooo:rsid="000da7a2"/>
    </style:style>
    <style:style style:name="T5" style:family="text">
      <style:text-properties fo:color="#800000" officeooo:rsid="001389b9"/>
    </style:style>
    <style:style style:name="T6" style:family="text">
      <style:text-properties fo:color="#800000" officeooo:rsid="00177a93"/>
    </style:style>
    <style:style style:name="T7" style:family="text">
      <style:text-properties officeooo:rsid="00159e4b"/>
    </style:style>
    <style:style style:name="T8" style:family="text">
      <style:text-properties officeooo:rsid="00168684"/>
    </style:style>
    <style:style style:name="T9" style:family="text">
      <style:text-properties officeooo:rsid="00177a9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hecklist para atividades do <text:span text:style-name="T7">Encarregado</text:span></text:p>
      <text:p text:style-name="P1"/>
      <text:h text:style-name="P25" text:outline-level="1">RELAÇÕES COM <text:span text:style-name="T8">ÓRGÃOS</text:span> DE FISCALIZAÇÃO</text:h>
      <text:p text:style-name="P19"/>
      <text:p text:style-name="P18">Tema: <text:span text:style-name="T8">Conhecimento da empresa</text:span></text:p>
      <text:p text:style-name="P20">QUESTÃO 1</text:p>
      <text:p text:style-name="P21">Os fluxos e procedimentos da empresa são conhecidos em plenitude a ponto de representação frente a Autoridade Nacional ?</text:p>
      <text:p text:style-name="P13">QUESTÃO 3 </text:p>
      <text:p text:style-name="P15">O panorama atual do tratamento de dados é conhecido e pode ser facilmente apurado para possível solicitação da Autoridade Nacional ?</text:p>
      <text:p text:style-name="Heading">Tema: <text:span text:style-name="T8">Legislação</text:span></text:p>
      <text:p text:style-name="P8">QUESTÃO <text:span text:style-name="T9">3</text:span></text:p>
      <text:p text:style-name="P14">É realizado atualização contínua do conhecimento sobre leis nacionais e internacionais de proteção de dados ?</text:p>
      <text:h text:style-name="P24" text:outline-level="1"><text:span text:style-name="T7">RELAÇÕES COM O TITULAR DOS DADOS</text:span></text:h>
      <text:p text:style-name="Heading"/>
      <text:p text:style-name="Heading">Tema: <text:span text:style-name="T8">Comunicação</text:span></text:p>
      <text:p text:style-name="P7">QUESTÃO <text:span text:style-name="T8">4</text:span></text:p>
      <text:p text:style-name="P15">Os contatos do encarregado são de fácil acesso do titular dos dados ?</text:p>
      <text:p text:style-name="P9">QUESTÃO <text:span text:style-name="T8">5</text:span></text:p>
      <text:p text:style-name="P16"><text:span text:style-name="T8">Existe um canal de comunicação com o titular dos dados, de forma que possa receber reclamações e responder ao mesmo em tempo hábil ?</text:span></text:p>
      <text:h text:style-name="P25" text:outline-level="1"><text:soft-page-break/>RELAÇÕES COM O ENCARREGADO</text:h>
      <text:p text:style-name="Heading">Tema: Atividades de manutenção e tratamento</text:p>
      <text:p text:style-name="Heading"/>
      <text:p text:style-name="P11">QUESTÃO <text:span text:style-name="T8">6</text:span></text:p>
      <text:p text:style-name="P15">O encarregado possui autonomia para modificar fluxos e processos existentes referentes a proteção de dados ?</text:p>
      <text:p text:style-name="P11">QUESTÃO <text:span text:style-name="T8">7</text:span></text:p>
      <text:p text:style-name="P15">A comunicação com o controlador é feito periodicamente para realizar um levantamento dos eventos ocorridos naquele período ?</text:p>
      <text:h text:style-name="P23" text:outline-level="1">PRINCIPAIS FUNÇÕES</text:h>
      <text:p text:style-name="P2"/>
      <text:p text:style-name="Heading"><text:span text:style-name="T2">T</text:span>ema: <text:span text:style-name="T9">Gerenciador do projeto</text:span></text:p>
      <text:p text:style-name="P10"><text:span text:style-name="T4">QUESTÃO </text:span><text:span text:style-name="T6">8</text:span></text:p>
      <text:p text:style-name="P4">Tem exercido a função de comunicação entre todos os <text:span text:style-name="T10">stakeholders </text:span><text:span text:style-name="T11">do projeto ?</text:span></text:p>
      <text:p text:style-name="P4"><text:span text:style-name="T11"/></text:p>
      <text:p text:style-name="Heading">Tema: Auditorias</text:p>
      <text:p text:style-name="P3"/>
      <text:p text:style-name="P10">QUESTÃO <text:span text:style-name="T9">9</text:span></text:p>
      <text:p text:style-name="P17"><text:span text:style-name="T4">T</text:span><text:span text:style-name="T3">em realizado auditorias internas em conformidades de segurança, políticas e boas práticas de governança ?</text:span></text:p>
      <text:p text:style-name="P12"><text:span text:style-name="T4">Q</text:span><text:span text:style-name="T3">UESTÃO </text:span><text:span text:style-name="T6">10</text:span></text:p>
      <text:p text:style-name="P6"><text:span text:style-name="T3">Tem prestado <text:s/>serviço a requisição da autoridade nacional de auditoria externa 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1:19:16.565945954</meta:creation-date>
    <dc:date>2019-10-24T01:46:53.343321940</dc:date>
    <meta:editing-duration>PT6M26S</meta:editing-duration>
    <meta:editing-cycles>1</meta:editing-cycles>
    <meta:document-statistic meta:table-count="0" meta:image-count="0" meta:object-count="0" meta:page-count="2" meta:paragraph-count="31" meta:word-count="229" meta:character-count="1449" meta:non-whitespace-character-count="1249"/>
    <meta:generator>LibreOffice/6.0.7.3$Linux_X86_64 LibreOffice_project/00m0$Build-3</meta:generator>
  </office:meta>
</office:document-meta>
</file>